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Prologis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5">
            <text:p>105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0]+[.D9]+[.F12]+[.H12]" office:value-type="percentage" office:value="0.05">
            <text:p>5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63.679871346927">
            <text:p>$163,68</text:p>
          </table:table-cell>
          <table:table-cell table:style-name="ce13" table:formula="of:=[.G2]/1.07" office:value-type="currency" office:currency="EUR" office:value="152.971842380306">
            <text:p>152,9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8">
            <text:p>1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65">
            <text:p>6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12.73798677463">
            <text:p>$112,74</text:p>
          </table:table-cell>
          <table:table-cell table:style-name="ce14" table:formula="of:=[.G3]/1.07" office:value-type="currency" office:currency="EUR" office:value="105.362604462271">
            <text:p>105,3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09.217623117907">
            <text:p>109,2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.5">
            <text:p>3,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8">
            <text:p>8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82.420452009987">
            <text:p>$82,42</text:p>
          </table:table-cell>
          <table:table-cell table:style-name="ce15" table:formula="of:=[.G4]/1.07" office:value-type="currency" office:currency="EUR" office:value="77.0284598224177">
            <text:p>77,03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3.16">
            <text:p>$3,1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45">
            <text:p>4,5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14285714285714">
            <text:p>5,14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06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6">26.12.2022</text:date>, <text:time>11:22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6T11:22:49.33</dc:date>
    <dc:creator>aaa </dc:creator>
    <meta:editing-duration>P2DT23H2M26S</meta:editing-duration>
    <meta:editing-cycles>49</meta:editing-cycles>
    <meta:generator>OpenOffice/4.1.5$Win32 OpenOffice.org_project/415m1$Build-9789</meta:generator>
    <meta:document-statistic meta:table-count="5" meta:cell-count="616" meta:object-count="0"/>
  </office:meta>
</office:document-meta>
</file>